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2" style:family="paragraph" style:parent-style-name="Standard">
      <style:paragraph-properties fo:line-height="150%" fo:text-align="justify" style:justify-single-word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ش‌گفتار</text:p>
      <text:p text:style-name="P1"/>
      <text:p text:style-name="P4">پیش‌گفتار</text:p>
      <text:p text:style-name="P4"><text:tab/>نویسنده</text:p>
      <text:p text:style-name="P4"><text:tab/>لاگ چیست؟ (کرج‌لاگ و لاگ‌های دیگر)</text:p>
      <text:p text:style-name="P4"><text:tab/>تاریخچه‌ی مختصری از نرم‌افزار آزاد</text:p>
      <text:p text:style-name="P4"><text:tab/>دلیل انتخاب دبیان</text:p>
      <text:p text:style-name="P3"><text:tab/>شیوه‌ی خواندن کتا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5T13:04:35</dc:date>
    <dc:creator>Mostafa Moradian</dc:creator>
    <meta:editing-duration>P1DT1H5M44S</meta:editing-duration>
    <meta:editing-cycles>333</meta:editing-cycles>
    <meta:generator>LibreOffice/3.3$Linux LibreOffice_project/330m19$Build-202</meta:generator>
    <meta:document-statistic meta:table-count="0" meta:image-count="0" meta:object-count="0" meta:page-count="1" meta:paragraph-count="7" meta:word-count="22" meta:character-count="133"/>
  </office:meta>
</office:document-meta>
</file>